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unt.is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unt.getMatchedReq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unt.hasRemai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unt.incrementAnd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Expectation.getReques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unt.RequestCount( ExpectedCou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is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unt.getExpec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DefaultRequestExpectation( ExpectedCount expectedCount , RequestMatcher request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Expectation.andRespond( ResponseCreator response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Expectation.andExpect( RequestMatcher request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Expectation.getRespons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hasRemai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getReq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match( Client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Expectation.incrementAnd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.createResponse( @ Nullable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